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 style:parent-style-name="UBUcuerpoTrabajo">
      <style:text-properties officeooo:rsid="0019770f" officeooo:paragraph-rsid="0019770f"/>
    </style:style>
    <style:style style:name="P3" style:family="paragraph" style:parent-style-name="UBUcuerpoTrabajo">
      <style:text-properties officeooo:rsid="0019770f" officeooo:paragraph-rsid="001bab1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jetivos del proyecto </text:h>
      <text:p text:style-name="P3">Este proyecto consiste en la creación de un videojuego didáctico de carreras con mecánicas de juego similares a Mario Kart, cuyo nombre es “Fastastic Roads”, bajo el motor de videojuegos Unity. </text:p>
      <text:p text:style-name="P3"/>
      <text:p text:style-name="P2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textual="true"/>
      <number:text>/</number:text>
      <number:year/>
    </number:date-style>
    <number:date-style style:name="N10104" number:language="es" number:country="ES">
      <number:day number:style="long"/>
      <number:text>/</number:text>
      <number:month number:textual="true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0" draw:name="Forma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2_ObjetivosDelProyecto.odt</text:file-name><text:s/>v.<text:editing-cycles>17</text:editing-cycles> <text:title/><text:modification-date style:data-style-name="N104">18/abr/21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pa </meta:initial-creator>
    <meta:creation-date>2014-01-25T22:23:01</meta:creation-date>
    <meta:generator>LibreOffice/7.1.1.2$Windows_X86_64 LibreOffice_project/fe0b08f4af1bacafe4c7ecc87ce55bb426164676</meta:generator>
    <dc:date>2021-04-18T22:57:05.700000000</dc:date>
    <dc:creator>Alejandro Goicoechea Román</dc:creator>
    <meta:editing-duration>PT1H4M49S</meta:editing-duration>
    <meta:editing-cycles>17</meta:editing-cycles>
    <meta:document-statistic meta:table-count="0" meta:image-count="0" meta:object-count="0" meta:page-count="1" meta:paragraph-count="4" meta:word-count="90" meta:character-count="576" meta:non-whitespace-character-count="487"/>
  </office:meta>
</office:document-meta>
</file>